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he quick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2">
            <text:p>over the<text:s/></text:p>
            <text:p>lazy dog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brown fox jumped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Joseph Dennis</meta:initial-creator>
    <dc:creator>Joseph Dennis</dc:creator>
    <meta:creation-date>2015-06-05T18:17:20Z</meta:creation-date>
    <dc:date>2022-01-21T16:19:08Z</dc:date>
  </office:meta>
</office:document-meta>
</file>